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4D000000F2BE75D85ED5593C08.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No_20_Spacing">
      <style:paragraph-properties fo:margin-left="0.25in" fo:margin-right="0in" fo:line-height="115%" fo:text-indent="0in" style:auto-text-indent="false"/>
    </style:style>
    <style:style style:name="P3" style:family="paragraph" style:parent-style-name="Plain_20_Text">
      <style:paragraph-properties fo:line-height="115%"/>
    </style:style>
    <style:style style:name="P4" style:family="paragraph" style:parent-style-name="Plain_20_Text">
      <style:paragraph-properties fo:margin-left="0.25in" fo:margin-right="0in" fo:line-height="115%" fo:text-indent="0in" style:auto-text-indent="false"/>
    </style:style>
    <style:style style:name="P5" style:family="paragraph" style:parent-style-name="Standard">
      <style:paragraph-properties fo:margin-top="0in" fo:margin-bottom="0in" loext:contextual-spacing="false" fo:line-height="115%" fo:text-align="center" style:justify-single-word="false"/>
    </style:style>
    <style:style style:name="P6" style:family="paragraph" style:parent-style-name="Standard" style:master-page-name="Standard">
      <style:paragraph-properties fo:margin-top="0in" fo:margin-bottom="0in" loext:contextual-spacing="false" fo:line-height="115%" style:page-number="auto"/>
    </style:style>
    <style:style style:name="T1" style:family="text">
      <style:text-properties fo:font-size="12pt" fo:font-weight="bold" style:font-size-asian="12pt" style:font-weight-asian="bold"/>
    </style:style>
    <style:style style:name="T2"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5"><text:span text:style-name="T1">Glossary of Terms for Data Sets</text:span></text:p>
      <text:p text:style-name="P5">This document contains a definitions of key terms in activities using the data sets in Modules, Two, Four, Six, and Eight. <text:s/>Please note it should be considered an exhaustive list. Please reach out to your instructor if you have questions about any of the terms used in your activities.</text:p>
      <text:p text:style-name="P5"/>
      <text:p text:style-name="P3"><text:span text:style-name="T2">Auto Accident Personal Injury Claims Data Set file defi</text:span><text:bookmark text:name="_GoBack"/><text:span text:style-name="T2">nitions:</text:span></text:p>
      <text:p text:style-name="P3"/>
      <text:p text:style-name="P2"><text:span text:style-name="T2">Claim Number</text:span>: The data was generated to resemble a claims file. Each record represents a bodily injury claim with its own Claim Number.</text:p>
      <text:p text:style-name="P2"><text:span text:style-name="T2">Policy ID</text:span>: Policy ID reflects a number assigned to an auto policy to uniquely identify it</text:p>
      <text:p text:style-name="P2"><text:span text:style-name="T2">Claim Amount</text:span>: The amount claimed against policy benefits</text:p>
      <text:p text:style-name="P2"><text:span text:style-name="T2">Paid Amount</text:span>: The actual amount paid on a given claim</text:p>
      <text:p text:style-name="P2"><text:span text:style-name="T2">Claim Suspicion Score</text:span>: An assessment of the degree of suspicion that is attached to a claim made by a professional adjuster, where 1 through 5 is an assessment range from not suspicious to very suspicious.</text:p>
      <text:p text:style-name="P2"><text:span text:style-name="T2">IND_01-IND_20</text:span>: These are indicative of 20 metrics/variables that correlate to the Suspicion Score. They could be items such as severity of sprain to neck, damage to auto, damage to other property, etc. The indicative metrics (IND) are given in the form of scores ranging from 1 to 5.</text:p>
      <text:p text:style-name="P2"><text:span text:style-name="T2">RIDIT_01-RIDIT_20</text:span>: These are the RIDIT-transformed version of each of the raw metrics. </text:p>
      <text:p text:style-name="P2"/>
      <text:p text:style-name="P3"><text:span text:style-name="T2">Insurance Institute for Highway Safety (IIHS) Data Set file definitions:</text:span></text:p>
      <text:p text:style-name="P3"/>
      <text:p text:style-name="P4"><text:span text:style-name="T2">Vehicle</text:span>: Vehicle</text:p>
      <text:p text:style-name="P4"><text:span text:style-name="T2">Collision</text:span>: Insures against physical damage to your vehicle if you are at fault</text:p>
      <text:p text:style-name="P4"><text:span text:style-name="T2">Property Damage</text:span>: Insures against physical damage that you cause to other people's vehicles and property</text:p>
      <text:p text:style-name="P4"><text:span text:style-name="T2">Comprehensive</text:span>: Insures against theft or non-crash-related damage.</text:p>
      <text:p text:style-name="P4"><text:span text:style-name="T2">Personal Injury</text:span>: Covers injuries to you and your passengers, regardless of fault.</text:p>
      <text:p text:style-name="P4"><text:span text:style-name="T2">Medical Payment</text:span>: Covers injuries to you and your passengers if you are at fault.</text:p>
      <text:p text:style-name="P4"><text:span text:style-name="T2">Bodily Injury</text:span>: Pays for injuries that you cause to occupants of another vehicle.</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alibri" fo:font-family="Calibri" style:font-family-generic="roman" style:font-pitch="variable" style:font-name-complex="Times New Roman" style:font-family-complex="'Times New Roman'" style:font-family-generic-complex="system" style:font-pitch-complex="variable"/>
    </style:style>
    <style:style style:name="No_20_Spacing" style:display-name="No Spacing" style:family="paragraph" style:parent-style-name="Standard" style:default-outline-level="">
      <style:paragraph-properties fo:margin-top="0in" fo:margin-bottom="0in" loext:contextual-spacing="false" fo:line-height="100%"/>
      <style:text-properties style:font-name="Calibri" fo:font-family="Calibri" style:font-family-generic="roman" style:font-pitch="variable" style:font-name-complex="Times New Roman" style:font-family-complex="'Times New Roman'" style:font-family-generic-complex="system" style:font-pitch-complex="variabl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in_20_Text_20_Char" style:display-name="Plain Text Char" style:family="text" style:parent-style-name="Default_20_Paragraph_20_Font">
      <style:text-properties style:font-name="Calibri" fo:font-family="Calibri" style:font-family-generic="roman" style:font-pitch="variable" style:font-name-complex="Times New Roman" style:font-family-complex="'Times New Roman'"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Picture 1" text:anchor-type="as-char" svg:width="3in" svg:height="0.448in" draw:z-index="0"><draw:image xlink:href="Pictures/100000000000064D000000F2BE75D85ED5593C08.jpg" xlink:type="simple" xlink:show="embed" xlink:actuate="onLoad" loext:mime-type="image/jpeg"/><svg:desc>MP_SNHU_withQuill_Horizstack</svg:desc></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uest, Linda</meta:initial-creator>
    <dc:creator>Lanigan, Kayla</dc:creator>
    <meta:editing-cycles>4</meta:editing-cycles>
    <meta:creation-date>2016-01-28T14:53:00</meta:creation-date>
    <dc:date>2016-03-21T18:18:00</dc:date>
    <meta:editing-duration>PT2M</meta:editing-duration>
    <meta:generator>LibreOffice/6.4.7.2$Linux_X86_64 LibreOffice_project/40$Build-2</meta:generator>
    <meta:document-statistic meta:table-count="0" meta:image-count="1" meta:object-count="0" meta:page-count="1" meta:paragraph-count="19" meta:word-count="302" meta:character-count="1861" meta:non-whitespace-character-count="1575"/>
    <meta:user-defined meta:name="AppVersion">15.0000</meta:user-defined>
    <meta:user-defined meta:name="Company">Southern NH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